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rick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P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# Created by GIMP version 2.10.30 PNM plug-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 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table:formula="of:=IF([.A7]=255;255;ROUNDDOWN([.A7]+[.B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A8]=255;255;ROUNDDOWN([.A8]+[.B8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IF([.A9]=255;255;ROUNDDOWN([.A9]+[.B9]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IF([.A10]=255;255;ROUNDDOWN([.A10]+[.B10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table:formula="of:=IF([.A11]=255;255;ROUNDDOWN([.A11]+[.B11]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formula="of:=IF([.A12]=255;255;ROUNDDOWN([.A12]+[.B12]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IF([.A13]=255;255;ROUNDDOWN([.A13]+[.B13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IF([.A14]=255;255;ROUNDDOWN([.A14]+[.B14]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IF([.A15]=255;255;ROUNDDOWN([.A15]+[.B15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IF([.A16]=255;255;ROUNDDOWN([.A16]+[.B16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IF([.A17]=255;255;ROUNDDOWN([.A17]+[.B1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18]=255;255;ROUNDDOWN([.A18]+[.B18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table:formula="of:=IF([.A19]=255;255;ROUNDDOWN([.A19]+[.B1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A20]=255;255;ROUNDDOWN([.A20]+[.B20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IF([.A21]=255;255;ROUNDDOWN([.A21]+[.B21]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IF([.A22]=255;255;ROUNDDOWN([.A22]+[.B2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[.A23]=255;255;ROUNDDOWN([.A23]+[.B23]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IF([.A24]=255;255;ROUNDDOWN([.A24]+[.B24]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IF([.A25]=255;255;ROUNDDOWN([.A25]+[.B25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table:formula="of:=IF([.A26]=255;255;ROUNDDOWN([.A26]+[.B26]))"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formula="of:=IF([.A27]=255;255;ROUNDDOWN([.A27]+[.B27]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IF([.A28]=255;255;ROUNDDOWN([.A28]+[.B28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IF([.A29]=255;255;ROUNDDOWN([.A29]+[.B29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table:formula="of:=IF([.A30]=255;255;ROUNDDOWN([.A30]+[.B30])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IF([.A31]=255;255;ROUNDDOWN([.A31]+[.B31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IF([.A32]=255;255;ROUNDDOWN([.A32]+[.B32]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IF([.A33]=255;255;ROUNDDOWN([.A33]+[.B33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IF([.A34]=255;255;ROUNDDOWN([.A34]+[.B34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IF([.A35]=255;255;ROUNDDOWN([.A35]+[.B35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formula="of:=IF([.A36]=255;255;ROUNDDOWN([.A36]+[.B36]))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IF([.A37]=255;255;ROUNDDOWN([.A37]+[.B37]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formula="of:=IF([.A38]=255;255;ROUNDDOWN([.A38]+[.B38])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IF([.A39]=255;255;ROUNDDOWN([.A39]+[.B39]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IF([.A40]=255;255;ROUNDDOWN([.A40]+[.B40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41]=255;255;ROUNDDOWN([.A41]+[.B4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42]=255;255;ROUNDDOWN([.A42]+[.B42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43]=255;255;ROUNDDOWN([.A43]+[.B4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IF([.A44]=255;255;ROUNDDOWN([.A44]+[.B44]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IF([.A45]=255;255;ROUNDDOWN([.A45]+[.B45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IF([.A46]=255;255;ROUNDDOWN([.A46]+[.B46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IF([.A47]=255;255;ROUNDDOWN([.A47]+[.B47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table:formula="of:=IF([.A48]=255;255;ROUNDDOWN([.A48]+[.B48]))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IF([.A49]=255;255;ROUNDDOWN([.A49]+[.B49]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[.A50]=255;255;ROUNDDOWN([.A50]+[.B50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formula="of:=IF([.A51]=255;255;ROUNDDOWN([.A51]+[.B51]))"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formula="of:=IF([.A52]=255;255;ROUNDDOWN([.A52]+[.B5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F([.A53]=255;255;ROUNDDOWN([.A53]+[.B53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IF([.A54]=255;255;ROUNDDOWN([.A54]+[.B54]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IF([.A55]=255;255;ROUNDDOWN([.A55]+[.B55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0" calcext:value-type="float">
            <text:p>10</text:p>
          </table:table-cell>
          <table:table-cell table:formula="of:=IF([.A56]=255;255;ROUNDDOWN([.A56]+[.B56])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IF([.A57]=255;255;ROUNDDOWN([.A57]+[.B57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IF([.A58]=255;255;ROUNDDOWN([.A58]+[.B58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" calcext:value-type="float">
            <text:p>7</text:p>
          </table:table-cell>
          <table:table-cell table:formula="of:=IF([.A59]=255;255;ROUNDDOWN([.A59]+[.B59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IF([.A60]=255;255;ROUNDDOWN([.A60]+[.B60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IF([.A61]=255;255;ROUNDDOWN([.A61]+[.B61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10" calcext:value-type="float">
            <text:p>10</text:p>
          </table:table-cell>
          <table:table-cell table:formula="of:=IF([.A62]=255;255;ROUNDDOWN([.A62]+[.B62])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IF([.A63]=255;255;ROUNDDOWN([.A63]+[.B63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formula="of:=IF([.A64]=255;255;ROUNDDOWN([.A64]+[.B64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65]=255;255;ROUNDDOWN([.A65]+[.B6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66]=255;255;ROUNDDOWN([.A66]+[.B66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67]=255;255;ROUNDDOWN([.A67]+[.B6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IF([.A68]=255;255;ROUNDDOWN([.A68]+[.B68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IF([.A69]=255;255;ROUNDDOWN([.A69]+[.B69]))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table:formula="of:=IF([.A70]=255;255;ROUNDDOWN([.A70]+[.B70]))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7" calcext:value-type="float">
            <text:p>7</text:p>
          </table:table-cell>
          <table:table-cell table:formula="of:=IF([.A71]=255;255;ROUNDDOWN([.A71]+[.B71])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IF([.A72]=255;255;ROUNDDOWN([.A72]+[.B72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IF([.A73]=255;255;ROUNDDOWN([.A73]+[.B73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7" calcext:value-type="float">
            <text:p>7</text:p>
          </table:table-cell>
          <table:table-cell table:formula="of:=IF([.A74]=255;255;ROUNDDOWN([.A74]+[.B74]))" office:value-type="float" office:value="-31" calcext:value-type="float">
            <text:p>-3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IF([.A75]=255;255;ROUNDDOWN([.A75]+[.B75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IF([.A76]=255;255;ROUNDDOWN([.A76]+[.B76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9" calcext:value-type="float">
            <text:p>9</text:p>
          </table:table-cell>
          <table:table-cell table:formula="of:=IF([.A77]=255;255;ROUNDDOWN([.A77]+[.B77]))"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IF([.A78]=255;255;ROUNDDOWN([.A78]+[.B78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16" calcext:value-type="float">
            <text:p>16</text:p>
          </table:table-cell>
          <table:table-cell table:formula="of:=IF([.A79]=255;255;ROUNDDOWN([.A79]+[.B79]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9" calcext:value-type="float">
            <text:p>9</text:p>
          </table:table-cell>
          <table:table-cell table:formula="of:=IF([.A80]=255;255;ROUNDDOWN([.A80]+[.B80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IF([.A81]=255;255;ROUNDDOWN([.A81]+[.B81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IF([.A82]=255;255;ROUNDDOWN([.A82]+[.B8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32" calcext:value-type="float">
            <text:p>-32</text:p>
          </table:table-cell>
          <table:table-cell office:value-type="float" office:value="8" calcext:value-type="float">
            <text:p>8</text:p>
          </table:table-cell>
          <table:table-cell table:formula="of:=IF([.A83]=255;255;ROUNDDOWN([.A83]+[.B83]))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IF([.A84]=255;255;ROUNDDOWN([.A84]+[.B84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IF([.A85]=255;255;ROUNDDOWN([.A85]+[.B85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8" calcext:value-type="float">
            <text:p>8</text:p>
          </table:table-cell>
          <table:table-cell table:formula="of:=IF([.A86]=255;255;ROUNDDOWN([.A86]+[.B86]))" office:value-type="float" office:value="-12" calcext:value-type="float">
            <text:p>-1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IF([.A87]=255;255;ROUNDDOWN([.A87]+[.B87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IF([.A88]=255;255;ROUNDDOWN([.A88]+[.B88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89]=255;255;ROUNDDOWN([.A89]+[.B8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90]=255;255;ROUNDDOWN([.A90]+[.B90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91]=255;255;ROUNDDOWN([.A91]+[.B9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F([.A92]=255;255;ROUNDDOWN([.A92]+[.B92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IF([.A93]=255;255;ROUNDDOWN([.A93]+[.B93]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IF([.A94]=255;255;ROUNDDOWN([.A94]+[.B94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8" calcext:value-type="float">
            <text:p>8</text:p>
          </table:table-cell>
          <table:table-cell table:formula="of:=IF([.A95]=255;255;ROUNDDOWN([.A95]+[.B95]))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IF([.A96]=255;255;ROUNDDOWN([.A96]+[.B96]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IF([.A97]=255;255;ROUNDDOWN([.A97]+[.B97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9" calcext:value-type="float">
            <text:p>9</text:p>
          </table:table-cell>
          <table:table-cell table:formula="of:=IF([.A98]=255;255;ROUNDDOWN([.A98]+[.B98])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IF([.A99]=255;255;ROUNDDOWN([.A99]+[.B99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IF([.A100]=255;255;ROUNDDOWN([.A100]+[.B100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8" calcext:value-type="float">
            <text:p>8</text:p>
          </table:table-cell>
          <table:table-cell table:formula="of:=IF([.A101]=255;255;ROUNDDOWN([.A101]+[.B101]))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IF([.A102]=255;255;ROUNDDOWN([.A102]+[.B102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IF([.A103]=255;255;ROUNDDOWN([.A103]+[.B103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8" calcext:value-type="float">
            <text:p>8</text:p>
          </table:table-cell>
          <table:table-cell table:formula="of:=IF([.A104]=255;255;ROUNDDOWN([.A104]+[.B104]))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IF([.A105]=255;255;ROUNDDOWN([.A105]+[.B105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IF([.A106]=255;255;ROUNDDOWN([.A106]+[.B106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8" calcext:value-type="float">
            <text:p>8</text:p>
          </table:table-cell>
          <table:table-cell table:formula="of:=IF([.A107]=255;255;ROUNDDOWN([.A107]+[.B107])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formula="of:=IF([.A108]=255;255;ROUNDDOWN([.A108]+[.B108]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IF([.A109]=255;255;ROUNDDOWN([.A109]+[.B109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7" calcext:value-type="float">
            <text:p>7</text:p>
          </table:table-cell>
          <table:table-cell table:formula="of:=IF([.A110]=255;255;ROUNDDOWN([.A110]+[.B110]))" office:value-type="float" office:value="-35" calcext:value-type="float">
            <text:p>-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IF([.A111]=255;255;ROUNDDOWN([.A111]+[.B111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IF([.A112]=255;255;ROUNDDOWN([.A112]+[.B112]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113]=255;255;ROUNDDOWN([.A113]+[.B11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table:formula="of:=IF([.A114]=255;255;ROUNDDOWN([.A114]+[.B114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formula="of:=IF([.A115]=255;255;ROUNDDOWN([.A115]+[.B11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IF([.A116]=255;255;ROUNDDOWN([.A116]+[.B116]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IF([.A117]=255;255;ROUNDDOWN([.A117]+[.B117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IF([.A118]=255;255;ROUNDDOWN([.A118]+[.B118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9" calcext:value-type="float">
            <text:p>9</text:p>
          </table:table-cell>
          <table:table-cell table:formula="of:=IF([.A119]=255;255;ROUNDDOWN([.A119]+[.B119]))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IF([.A120]=255;255;ROUNDDOWN([.A120]+[.B120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IF([.A121]=255;255;ROUNDDOWN([.A121]+[.B121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" calcext:value-type="float">
            <text:p>7</text:p>
          </table:table-cell>
          <table:table-cell table:formula="of:=IF([.A122]=255;255;ROUNDDOWN([.A122]+[.B122]))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IF([.A123]=255;255;ROUNDDOWN([.A123]+[.B123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IF([.A124]=255;255;ROUNDDOWN([.A124]+[.B124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37" calcext:value-type="float">
            <text:p>-37</text:p>
          </table:table-cell>
          <table:table-cell office:value-type="float" office:value="10" calcext:value-type="float">
            <text:p>10</text:p>
          </table:table-cell>
          <table:table-cell table:formula="of:=IF([.A125]=255;255;ROUNDDOWN([.A125]+[.B125]))" office:value-type="float" office:value="-27" calcext:value-type="float">
            <text:p>-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IF([.A126]=255;255;ROUNDDOWN([.A126]+[.B126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IF([.A127]=255;255;ROUNDDOWN([.A127]+[.B127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" calcext:value-type="float">
            <text:p>7</text:p>
          </table:table-cell>
          <table:table-cell table:formula="of:=IF([.A128]=255;255;ROUNDDOWN([.A128]+[.B128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IF([.A129]=255;255;ROUNDDOWN([.A129]+[.B129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IF([.A130]=255;255;ROUNDDOWN([.A130]+[.B130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8" calcext:value-type="float">
            <text:p>8</text:p>
          </table:table-cell>
          <table:table-cell table:formula="of:=IF([.A131]=255;255;ROUNDDOWN([.A131]+[.B131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IF([.A132]=255;255;ROUNDDOWN([.A132]+[.B13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IF([.A133]=255;255;ROUNDDOWN([.A133]+[.B133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7" calcext:value-type="float">
            <text:p>7</text:p>
          </table:table-cell>
          <table:table-cell table:formula="of:=IF([.A134]=255;255;ROUNDDOWN([.A134]+[.B134])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IF([.A135]=255;255;ROUNDDOWN([.A135]+[.B135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IF([.A136]=255;255;ROUNDDOWN([.A136]+[.B136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IF([.A137]=255;255;ROUNDDOWN([.A137]+[.B13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138]=255;255;ROUNDDOWN([.A138]+[.B138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table:formula="of:=IF([.A139]=255;255;ROUNDDOWN([.A139]+[.B13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9" calcext:value-type="float">
            <text:p>9</text:p>
          </table:table-cell>
          <table:table-cell table:formula="of:=IF([.A140]=255;255;ROUNDDOWN([.A140]+[.B140]))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formula="of:=IF([.A141]=255;255;ROUNDDOWN([.A141]+[.B141]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IF([.A142]=255;255;ROUNDDOWN([.A142]+[.B142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table:formula="of:=IF([.A143]=255;255;ROUNDDOWN([.A143]+[.B143]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formula="of:=IF([.A144]=255;255;ROUNDDOWN([.A144]+[.B144]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IF([.A145]=255;255;ROUNDDOWN([.A145]+[.B145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7" calcext:value-type="float">
            <text:p>7</text:p>
          </table:table-cell>
          <table:table-cell table:formula="of:=IF([.A146]=255;255;ROUNDDOWN([.A146]+[.B146])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IF([.A147]=255;255;ROUNDDOWN([.A147]+[.B147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IF([.A148]=255;255;ROUNDDOWN([.A148]+[.B148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8" calcext:value-type="float">
            <text:p>8</text:p>
          </table:table-cell>
          <table:table-cell table:formula="of:=IF([.A149]=255;255;ROUNDDOWN([.A149]+[.B149])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IF([.A150]=255;255;ROUNDDOWN([.A150]+[.B150]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IF([.A151]=255;255;ROUNDDOWN([.A151]+[.B151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152]=255;255;ROUNDDOWN([.A152]+[.B152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153]=255;255;ROUNDDOWN([.A153]+[.B15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154]=255;255;ROUNDDOWN([.A154]+[.B154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155]=255;255;ROUNDDOWN([.A155]+[.B15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156]=255;255;ROUNDDOWN([.A156]+[.B156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157]=255;255;ROUNDDOWN([.A157]+[.B15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158]=255;255;ROUNDDOWN([.A158]+[.B158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159]=255;255;ROUNDDOWN([.A159]+[.B15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160]=255;255;ROUNDDOWN([.A160]+[.B160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161]=255;255;ROUNDDOWN([.A161]+[.B16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162]=255;255;ROUNDDOWN([.A162]+[.B162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163]=255;255;ROUNDDOWN([.A163]+[.B16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IF([.A164]=255;255;ROUNDDOWN([.A164]+[.B164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165]=255;255;ROUNDDOWN([.A165]+[.B16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table:formula="of:=IF([.A166]=255;255;ROUNDDOWN([.A166]+[.B166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167]=255;255;ROUNDDOWN([.A167]+[.B16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168]=255;255;ROUNDDOWN([.A168]+[.B168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169]=255;255;ROUNDDOWN([.A169]+[.B16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170]=255;255;ROUNDDOWN([.A170]+[.B170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171]=255;255;ROUNDDOWN([.A171]+[.B17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172]=255;255;ROUNDDOWN([.A172]+[.B172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173]=255;255;ROUNDDOWN([.A173]+[.B17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174]=255;255;ROUNDDOWN([.A174]+[.B174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175]=255;255;ROUNDDOWN([.A175]+[.B17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176]=255;255;ROUNDDOWN([.A176]+[.B176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177]=255;255;ROUNDDOWN([.A177]+[.B17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178]=255;255;ROUNDDOWN([.A178]+[.B178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179]=255;255;ROUNDDOWN([.A179]+[.B17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180]=255;255;ROUNDDOWN([.A180]+[.B180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181]=255;255;ROUNDDOWN([.A181]+[.B18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182]=255;255;ROUNDDOWN([.A182]+[.B182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table:formula="of:=IF([.A183]=255;255;ROUNDDOWN([.A183]+[.B18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formula="of:=IF([.A184]=255;255;ROUNDDOWN([.A184]+[.B184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185]=255;255;ROUNDDOWN([.A185]+[.B18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186]=255;255;ROUNDDOWN([.A186]+[.B186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187]=255;255;ROUNDDOWN([.A187]+[.B18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188]=255;255;ROUNDDOWN([.A188]+[.B188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189]=255;255;ROUNDDOWN([.A189]+[.B18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190]=255;255;ROUNDDOWN([.A190]+[.B190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191]=255;255;ROUNDDOWN([.A191]+[.B19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192]=255;255;ROUNDDOWN([.A192]+[.B192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193]=255;255;ROUNDDOWN([.A193]+[.B19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194]=255;255;ROUNDDOWN([.A194]+[.B194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195]=255;255;ROUNDDOWN([.A195]+[.B19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196]=255;255;ROUNDDOWN([.A196]+[.B196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197]=255;255;ROUNDDOWN([.A197]+[.B19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198]=255;255;ROUNDDOWN([.A198]+[.B198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199]=255;255;ROUNDDOWN([.A199]+[.B19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 table:formula="of:=IF([.A200]=255;255;ROUNDDOWN([.A200]+[.B200])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IF([.A201]=255;255;ROUNDDOWN([.A201]+[.B201]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IF([.A202]=255;255;ROUNDDOWN([.A202]+[.B202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A203]=255;255;ROUNDDOWN([.A203]+[.B203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formula="of:=IF([.A204]=255;255;ROUNDDOWN([.A204]+[.B204]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IF([.A205]=255;255;ROUNDDOWN([.A205]+[.B205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F([.A206]=255;255;ROUNDDOWN([.A206]+[.B206]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IF([.A207]=255;255;ROUNDDOWN([.A207]+[.B207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IF([.A208]=255;255;ROUNDDOWN([.A208]+[.B208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IF([.A209]=255;255;ROUNDDOWN([.A209]+[.B209]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IF([.A210]=255;255;ROUNDDOWN([.A210]+[.B210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IF([.A211]=255;255;ROUNDDOWN([.A211]+[.B211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F([.A212]=255;255;ROUNDDOWN([.A212]+[.B212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IF([.A213]=255;255;ROUNDDOWN([.A213]+[.B213]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IF([.A214]=255;255;ROUNDDOWN([.A214]+[.B214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0" calcext:value-type="float">
            <text:p>10</text:p>
          </table:table-cell>
          <table:table-cell table:formula="of:=IF([.A215]=255;255;ROUNDDOWN([.A215]+[.B215])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formula="of:=IF([.A216]=255;255;ROUNDDOWN([.A216]+[.B216]))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IF([.A217]=255;255;ROUNDDOWN([.A217]+[.B217]))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F([.A218]=255;255;ROUNDDOWN([.A218]+[.B218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IF([.A219]=255;255;ROUNDDOWN([.A219]+[.B219]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IF([.A220]=255;255;ROUNDDOWN([.A220]+[.B220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221]=255;255;ROUNDDOWN([.A221]+[.B22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222]=255;255;ROUNDDOWN([.A222]+[.B222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223]=255;255;ROUNDDOWN([.A223]+[.B22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IF([.A224]=255;255;ROUNDDOWN([.A224]+[.B224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formula="of:=IF([.A225]=255;255;ROUNDDOWN([.A225]+[.B225])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formula="of:=IF([.A226]=255;255;ROUNDDOWN([.A226]+[.B226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IF([.A227]=255;255;ROUNDDOWN([.A227]+[.B227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formula="of:=IF([.A228]=255;255;ROUNDDOWN([.A228]+[.B228]))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formula="of:=IF([.A229]=255;255;ROUNDDOWN([.A229]+[.B229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F([.A230]=255;255;ROUNDDOWN([.A230]+[.B230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formula="of:=IF([.A231]=255;255;ROUNDDOWN([.A231]+[.B231])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IF([.A232]=255;255;ROUNDDOWN([.A232]+[.B232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[.A233]=255;255;ROUNDDOWN([.A233]+[.B233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formula="of:=IF([.A234]=255;255;ROUNDDOWN([.A234]+[.B234]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IF([.A235]=255;255;ROUNDDOWN([.A235]+[.B235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A236]=255;255;ROUNDDOWN([.A236]+[.B236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IF([.A237]=255;255;ROUNDDOWN([.A237]+[.B237]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IF([.A238]=255;255;ROUNDDOWN([.A238]+[.B238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[.A239]=255;255;ROUNDDOWN([.A239]+[.B239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table:formula="of:=IF([.A240]=255;255;ROUNDDOWN([.A240]+[.B240]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IF([.A241]=255;255;ROUNDDOWN([.A241]+[.B241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A242]=255;255;ROUNDDOWN([.A242]+[.B242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IF([.A243]=255;255;ROUNDDOWN([.A243]+[.B243]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IF([.A244]=255;255;ROUNDDOWN([.A244]+[.B244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IF([.A245]=255;255;ROUNDDOWN([.A245]+[.B24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246]=255;255;ROUNDDOWN([.A246]+[.B246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table:formula="of:=IF([.A247]=255;255;ROUNDDOWN([.A247]+[.B24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IF([.A248]=255;255;ROUNDDOWN([.A248]+[.B248]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IF([.A249]=255;255;ROUNDDOWN([.A249]+[.B249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IF([.A250]=255;255;ROUNDDOWN([.A250]+[.B250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0" calcext:value-type="float">
            <text:p>10</text:p>
          </table:table-cell>
          <table:table-cell table:formula="of:=IF([.A251]=255;255;ROUNDDOWN([.A251]+[.B251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IF([.A252]=255;255;ROUNDDOWN([.A252]+[.B25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IF([.A253]=255;255;ROUNDDOWN([.A253]+[.B253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IF([.A254]=255;255;ROUNDDOWN([.A254]+[.B254]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IF([.A255]=255;255;ROUNDDOWN([.A255]+[.B255]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IF([.A256]=255;255;ROUNDDOWN([.A256]+[.B256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8" calcext:value-type="float">
            <text:p>8</text:p>
          </table:table-cell>
          <table:table-cell table:formula="of:=IF([.A257]=255;255;ROUNDDOWN([.A257]+[.B257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IF([.A258]=255;255;ROUNDDOWN([.A258]+[.B258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IF([.A259]=255;255;ROUNDDOWN([.A259]+[.B259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7" calcext:value-type="float">
            <text:p>7</text:p>
          </table:table-cell>
          <table:table-cell table:formula="of:=IF([.A260]=255;255;ROUNDDOWN([.A260]+[.B260]))"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IF([.A261]=255;255;ROUNDDOWN([.A261]+[.B261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([.A262]=255;255;ROUNDDOWN([.A262]+[.B262]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" calcext:value-type="float">
            <text:p>7</text:p>
          </table:table-cell>
          <table:table-cell table:formula="of:=IF([.A263]=255;255;ROUNDDOWN([.A263]+[.B263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IF([.A264]=255;255;ROUNDDOWN([.A264]+[.B264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IF([.A265]=255;255;ROUNDDOWN([.A265]+[.B265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  <table:table-cell table:formula="of:=IF([.A266]=255;255;ROUNDDOWN([.A266]+[.B266]))" office:value-type="float" office:value="-22" calcext:value-type="float">
            <text:p>-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IF([.A267]=255;255;ROUNDDOWN([.A267]+[.B267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IF([.A268]=255;255;ROUNDDOWN([.A268]+[.B268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269]=255;255;ROUNDDOWN([.A269]+[.B26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270]=255;255;ROUNDDOWN([.A270]+[.B270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271]=255;255;ROUNDDOWN([.A271]+[.B27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F([.A272]=255;255;ROUNDDOWN([.A272]+[.B272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IF([.A273]=255;255;ROUNDDOWN([.A273]+[.B273]))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formula="of:=IF([.A274]=255;255;ROUNDDOWN([.A274]+[.B274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8" calcext:value-type="float">
            <text:p>8</text:p>
          </table:table-cell>
          <table:table-cell table:formula="of:=IF([.A275]=255;255;ROUNDDOWN([.A275]+[.B275])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IF([.A276]=255;255;ROUNDDOWN([.A276]+[.B276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IF([.A277]=255;255;ROUNDDOWN([.A277]+[.B277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35" calcext:value-type="float">
            <text:p>-35</text:p>
          </table:table-cell>
          <table:table-cell office:value-type="float" office:value="9" calcext:value-type="float">
            <text:p>9</text:p>
          </table:table-cell>
          <table:table-cell table:formula="of:=IF([.A278]=255;255;ROUNDDOWN([.A278]+[.B278]))"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IF([.A279]=255;255;ROUNDDOWN([.A279]+[.B279]))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IF([.A280]=255;255;ROUNDDOWN([.A280]+[.B280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9" calcext:value-type="float">
            <text:p>9</text:p>
          </table:table-cell>
          <table:table-cell table:formula="of:=IF([.A281]=255;255;ROUNDDOWN([.A281]+[.B281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IF([.A282]=255;255;ROUNDDOWN([.A282]+[.B28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IF([.A283]=255;255;ROUNDDOWN([.A283]+[.B283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0" calcext:value-type="float">
            <text:p>10</text:p>
          </table:table-cell>
          <table:table-cell table:formula="of:=IF([.A284]=255;255;ROUNDDOWN([.A284]+[.B284]))"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IF([.A285]=255;255;ROUNDDOWN([.A285]+[.B285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7" calcext:value-type="float">
            <text:p>17</text:p>
          </table:table-cell>
          <table:table-cell table:formula="of:=IF([.A286]=255;255;ROUNDDOWN([.A286]+[.B286]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0" calcext:value-type="float">
            <text:p>10</text:p>
          </table:table-cell>
          <table:table-cell table:formula="of:=IF([.A287]=255;255;ROUNDDOWN([.A287]+[.B287])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IF([.A288]=255;255;ROUNDDOWN([.A288]+[.B288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IF([.A289]=255;255;ROUNDDOWN([.A289]+[.B289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8" calcext:value-type="float">
            <text:p>8</text:p>
          </table:table-cell>
          <table:table-cell table:formula="of:=IF([.A290]=255;255;ROUNDDOWN([.A290]+[.B290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IF([.A291]=255;255;ROUNDDOWN([.A291]+[.B291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IF([.A292]=255;255;ROUNDDOWN([.A292]+[.B29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293]=255;255;ROUNDDOWN([.A293]+[.B29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294]=255;255;ROUNDDOWN([.A294]+[.B294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295]=255;255;ROUNDDOWN([.A295]+[.B29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[.A296]=255;255;ROUNDDOWN([.A296]+[.B296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formula="of:=IF([.A297]=255;255;ROUNDDOWN([.A297]+[.B297]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IF([.A298]=255;255;ROUNDDOWN([.A298]+[.B298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9" calcext:value-type="float">
            <text:p>9</text:p>
          </table:table-cell>
          <table:table-cell table:formula="of:=IF([.A299]=255;255;ROUNDDOWN([.A299]+[.B299]))"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IF([.A300]=255;255;ROUNDDOWN([.A300]+[.B300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6" calcext:value-type="float">
            <text:p>16</text:p>
          </table:table-cell>
          <table:table-cell table:formula="of:=IF([.A301]=255;255;ROUNDDOWN([.A301]+[.B301]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10" calcext:value-type="float">
            <text:p>10</text:p>
          </table:table-cell>
          <table:table-cell table:formula="of:=IF([.A302]=255;255;ROUNDDOWN([.A302]+[.B302])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formula="of:=IF([.A303]=255;255;ROUNDDOWN([.A303]+[.B303]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IF([.A304]=255;255;ROUNDDOWN([.A304]+[.B304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7" calcext:value-type="float">
            <text:p>7</text:p>
          </table:table-cell>
          <table:table-cell table:formula="of:=IF([.A305]=255;255;ROUNDDOWN([.A305]+[.B305]))" office:value-type="float" office:value="-32" calcext:value-type="float">
            <text:p>-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IF([.A306]=255;255;ROUNDDOWN([.A306]+[.B306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IF([.A307]=255;255;ROUNDDOWN([.A307]+[.B307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7" calcext:value-type="float">
            <text:p>7</text:p>
          </table:table-cell>
          <table:table-cell table:formula="of:=IF([.A308]=255;255;ROUNDDOWN([.A308]+[.B308])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IF([.A309]=255;255;ROUNDDOWN([.A309]+[.B309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IF([.A310]=255;255;ROUNDDOWN([.A310]+[.B310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8" calcext:value-type="float">
            <text:p>8</text:p>
          </table:table-cell>
          <table:table-cell table:formula="of:=IF([.A311]=255;255;ROUNDDOWN([.A311]+[.B311]))"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IF([.A312]=255;255;ROUNDDOWN([.A312]+[.B312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table:formula="of:=IF([.A313]=255;255;ROUNDDOWN([.A313]+[.B313]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0" calcext:value-type="float">
            <text:p>10</text:p>
          </table:table-cell>
          <table:table-cell table:formula="of:=IF([.A314]=255;255;ROUNDDOWN([.A314]+[.B314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IF([.A315]=255;255;ROUNDDOWN([.A315]+[.B315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IF([.A316]=255;255;ROUNDDOWN([.A316]+[.B316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317]=255;255;ROUNDDOWN([.A317]+[.B31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318]=255;255;ROUNDDOWN([.A318]+[.B318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319]=255;255;ROUNDDOWN([.A319]+[.B31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IF([.A320]=255;255;ROUNDDOWN([.A320]+[.B320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table:formula="of:=IF([.A321]=255;255;ROUNDDOWN([.A321]+[.B321]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IF([.A322]=255;255;ROUNDDOWN([.A322]+[.B322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8" calcext:value-type="float">
            <text:p>8</text:p>
          </table:table-cell>
          <table:table-cell table:formula="of:=IF([.A323]=255;255;ROUNDDOWN([.A323]+[.B323]))" office:value-type="float" office:value="-33" calcext:value-type="float">
            <text:p>-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IF([.A324]=255;255;ROUNDDOWN([.A324]+[.B324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table:formula="of:=IF([.A325]=255;255;ROUNDDOWN([.A325]+[.B325]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7" calcext:value-type="float">
            <text:p>7</text:p>
          </table:table-cell>
          <table:table-cell table:formula="of:=IF([.A326]=255;255;ROUNDDOWN([.A326]+[.B326]))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IF([.A327]=255;255;ROUNDDOWN([.A327]+[.B327]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IF([.A328]=255;255;ROUNDDOWN([.A328]+[.B328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7" calcext:value-type="float">
            <text:p>7</text:p>
          </table:table-cell>
          <table:table-cell table:formula="of:=IF([.A329]=255;255;ROUNDDOWN([.A329]+[.B329]))" office:value-type="float" office:value="-24" calcext:value-type="float">
            <text:p>-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IF([.A330]=255;255;ROUNDDOWN([.A330]+[.B330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IF([.A331]=255;255;ROUNDDOWN([.A331]+[.B331])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0" calcext:value-type="float">
            <text:p>10</text:p>
          </table:table-cell>
          <table:table-cell table:formula="of:=IF([.A332]=255;255;ROUNDDOWN([.A332]+[.B332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IF([.A333]=255;255;ROUNDDOWN([.A333]+[.B333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IF([.A334]=255;255;ROUNDDOWN([.A334]+[.B334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9" calcext:value-type="float">
            <text:p>9</text:p>
          </table:table-cell>
          <table:table-cell table:formula="of:=IF([.A335]=255;255;ROUNDDOWN([.A335]+[.B335])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IF([.A336]=255;255;ROUNDDOWN([.A336]+[.B336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IF([.A337]=255;255;ROUNDDOWN([.A337]+[.B337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7" calcext:value-type="float">
            <text:p>7</text:p>
          </table:table-cell>
          <table:table-cell table:formula="of:=IF([.A338]=255;255;ROUNDDOWN([.A338]+[.B338]))" office:value-type="float" office:value="-16" calcext:value-type="float">
            <text:p>-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IF([.A339]=255;255;ROUNDDOWN([.A339]+[.B339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IF([.A340]=255;255;ROUNDDOWN([.A340]+[.B340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IF([.A341]=255;255;ROUNDDOWN([.A341]+[.B34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342]=255;255;ROUNDDOWN([.A342]+[.B342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table:formula="of:=IF([.A343]=255;255;ROUNDDOWN([.A343]+[.B34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IF([.A344]=255;255;ROUNDDOWN([.A344]+[.B344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345]=255;255;ROUNDDOWN([.A345]+[.B34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table:formula="of:=IF([.A346]=255;255;ROUNDDOWN([.A346]+[.B346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347]=255;255;ROUNDDOWN([.A347]+[.B34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table:formula="of:=IF([.A348]=255;255;ROUNDDOWN([.A348]+[.B348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formula="of:=IF([.A349]=255;255;ROUNDDOWN([.A349]+[.B34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350]=255;255;ROUNDDOWN([.A350]+[.B350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351]=255;255;ROUNDDOWN([.A351]+[.B35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352]=255;255;ROUNDDOWN([.A352]+[.B352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IF([.A353]=255;255;ROUNDDOWN([.A353]+[.B35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354]=255;255;ROUNDDOWN([.A354]+[.B354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table:formula="of:=IF([.A355]=255;255;ROUNDDOWN([.A355]+[.B35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356]=255;255;ROUNDDOWN([.A356]+[.B356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357]=255;255;ROUNDDOWN([.A357]+[.B35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358]=255;255;ROUNDDOWN([.A358]+[.B358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359]=255;255;ROUNDDOWN([.A359]+[.B35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360]=255;255;ROUNDDOWN([.A360]+[.B360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361]=255;255;ROUNDDOWN([.A361]+[.B36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IF([.A362]=255;255;ROUNDDOWN([.A362]+[.B362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363]=255;255;ROUNDDOWN([.A363]+[.B36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table:formula="of:=IF([.A364]=255;255;ROUNDDOWN([.A364]+[.B364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365]=255;255;ROUNDDOWN([.A365]+[.B36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366]=255;255;ROUNDDOWN([.A366]+[.B366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367]=255;255;ROUNDDOWN([.A367]+[.B36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368]=255;255;ROUNDDOWN([.A368]+[.B368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369]=255;255;ROUNDDOWN([.A369]+[.B36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370]=255;255;ROUNDDOWN([.A370]+[.B370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IF([.A371]=255;255;ROUNDDOWN([.A371]+[.B37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372]=255;255;ROUNDDOWN([.A372]+[.B372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table:formula="of:=IF([.A373]=255;255;ROUNDDOWN([.A373]+[.B37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IF([.A374]=255;255;ROUNDDOWN([.A374]+[.B374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375]=255;255;ROUNDDOWN([.A375]+[.B37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table:formula="of:=IF([.A376]=255;255;ROUNDDOWN([.A376]+[.B376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377]=255;255;ROUNDDOWN([.A377]+[.B37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378]=255;255;ROUNDDOWN([.A378]+[.B378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379]=255;255;ROUNDDOWN([.A379]+[.B37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IF([.A380]=255;255;ROUNDDOWN([.A380]+[.B380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381]=255;255;ROUNDDOWN([.A381]+[.B38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table:formula="of:=IF([.A382]=255;255;ROUNDDOWN([.A382]+[.B382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IF([.A383]=255;255;ROUNDDOWN([.A383]+[.B38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384]=255;255;ROUNDDOWN([.A384]+[.B384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table:formula="of:=IF([.A385]=255;255;ROUNDDOWN([.A385]+[.B38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386]=255;255;ROUNDDOWN([.A386]+[.B386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387]=255;255;ROUNDDOWN([.A387]+[.B38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388]=255;255;ROUNDDOWN([.A388]+[.B388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389]=255;255;ROUNDDOWN([.A389]+[.B38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390]=255;255;ROUNDDOWN([.A390]+[.B390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391]=255;255;ROUNDDOWN([.A391]+[.B39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IF([.A392]=255;255;ROUNDDOWN([.A392]+[.B392]))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table:formula="of:=IF([.A393]=255;255;ROUNDDOWN([.A393]+[.B393]))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IF([.A394]=255;255;ROUNDDOWN([.A394]+[.B394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IF([.A395]=255;255;ROUNDDOWN([.A395]+[.B395]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IF([.A396]=255;255;ROUNDDOWN([.A396]+[.B396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IF([.A397]=255;255;ROUNDDOWN([.A397]+[.B397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F([.A398]=255;255;ROUNDDOWN([.A398]+[.B398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IF([.A399]=255;255;ROUNDDOWN([.A399]+[.B399]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IF([.A400]=255;255;ROUNDDOWN([.A400]+[.B400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401]=255;255;ROUNDDOWN([.A401]+[.B40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table:formula="of:=IF([.A402]=255;255;ROUNDDOWN([.A402]+[.B402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formula="of:=IF([.A403]=255;255;ROUNDDOWN([.A403]+[.B40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formula="of:=IF([.A404]=255;255;ROUNDDOWN([.A404]+[.B404]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formula="of:=IF([.A405]=255;255;ROUNDDOWN([.A405]+[.B405]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IF([.A406]=255;255;ROUNDDOWN([.A406]+[.B406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A407]=255;255;ROUNDDOWN([.A407]+[.B407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IF([.A408]=255;255;ROUNDDOWN([.A408]+[.B408]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IF([.A409]=255;255;ROUNDDOWN([.A409]+[.B409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IF([.A410]=255;255;ROUNDDOWN([.A410]+[.B410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table:formula="of:=IF([.A411]=255;255;ROUNDDOWN([.A411]+[.B411]))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IF([.A412]=255;255;ROUNDDOWN([.A412]+[.B412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IF([.A413]=255;255;ROUNDDOWN([.A413]+[.B413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table:formula="of:=IF([.A414]=255;255;ROUNDDOWN([.A414]+[.B414]))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formula="of:=IF([.A415]=255;255;ROUNDDOWN([.A415]+[.B415]))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IF([.A416]=255;255;ROUNDDOWN([.A416]+[.B416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IF([.A417]=255;255;ROUNDDOWN([.A417]+[.B417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IF([.A418]=255;255;ROUNDDOWN([.A418]+[.B418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[.A419]=255;255;ROUNDDOWN([.A419]+[.B419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formula="of:=IF([.A420]=255;255;ROUNDDOWN([.A420]+[.B420]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IF([.A421]=255;255;ROUNDDOWN([.A421]+[.B421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IF([.A422]=255;255;ROUNDDOWN([.A422]+[.B422]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IF([.A423]=255;255;ROUNDDOWN([.A423]+[.B423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IF([.A424]=255;255;ROUNDDOWN([.A424]+[.B424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425]=255;255;ROUNDDOWN([.A425]+[.B42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table:formula="of:=IF([.A426]=255;255;ROUNDDOWN([.A426]+[.B426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formula="of:=IF([.A427]=255;255;ROUNDDOWN([.A427]+[.B42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F([.A428]=255;255;ROUNDDOWN([.A428]+[.B428]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IF([.A429]=255;255;ROUNDDOWN([.A429]+[.B429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IF([.A430]=255;255;ROUNDDOWN([.A430]+[.B430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IF([.A431]=255;255;ROUNDDOWN([.A431]+[.B431]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IF([.A432]=255;255;ROUNDDOWN([.A432]+[.B432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formula="of:=IF([.A433]=255;255;ROUNDDOWN([.A433]+[.B433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IF([.A434]=255;255;ROUNDDOWN([.A434]+[.B434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IF([.A435]=255;255;ROUNDDOWN([.A435]+[.B435]))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IF([.A436]=255;255;ROUNDDOWN([.A436]+[.B436]))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10" calcext:value-type="float">
            <text:p>10</text:p>
          </table:table-cell>
          <table:table-cell table:formula="of:=IF([.A437]=255;255;ROUNDDOWN([.A437]+[.B437]))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IF([.A438]=255;255;ROUNDDOWN([.A438]+[.B438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IF([.A439]=255;255;ROUNDDOWN([.A439]+[.B439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" calcext:value-type="float">
            <text:p>7</text:p>
          </table:table-cell>
          <table:table-cell table:formula="of:=IF([.A440]=255;255;ROUNDDOWN([.A440]+[.B440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IF([.A441]=255;255;ROUNDDOWN([.A441]+[.B441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IF([.A442]=255;255;ROUNDDOWN([.A442]+[.B44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9" calcext:value-type="float">
            <text:p>9</text:p>
          </table:table-cell>
          <table:table-cell table:formula="of:=IF([.A443]=255;255;ROUNDDOWN([.A443]+[.B443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formula="of:=IF([.A444]=255;255;ROUNDDOWN([.A444]+[.B444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IF([.A445]=255;255;ROUNDDOWN([.A445]+[.B445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" calcext:value-type="float">
            <text:p>7</text:p>
          </table:table-cell>
          <table:table-cell table:formula="of:=IF([.A446]=255;255;ROUNDDOWN([.A446]+[.B446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IF([.A447]=255;255;ROUNDDOWN([.A447]+[.B447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IF([.A448]=255;255;ROUNDDOWN([.A448]+[.B448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IF([.A449]=255;255;ROUNDDOWN([.A449]+[.B44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450]=255;255;ROUNDDOWN([.A450]+[.B450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table:formula="of:=IF([.A451]=255;255;ROUNDDOWN([.A451]+[.B45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table:formula="of:=IF([.A452]=255;255;ROUNDDOWN([.A452]+[.B452]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IF([.A453]=255;255;ROUNDDOWN([.A453]+[.B453]))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IF([.A454]=255;255;ROUNDDOWN([.A454]+[.B454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" calcext:value-type="float">
            <text:p>7</text:p>
          </table:table-cell>
          <table:table-cell table:formula="of:=IF([.A455]=255;255;ROUNDDOWN([.A455]+[.B455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IF([.A456]=255;255;ROUNDDOWN([.A456]+[.B456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IF([.A457]=255;255;ROUNDDOWN([.A457]+[.B457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9" calcext:value-type="float">
            <text:p>9</text:p>
          </table:table-cell>
          <table:table-cell table:formula="of:=IF([.A458]=255;255;ROUNDDOWN([.A458]+[.B458])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IF([.A459]=255;255;ROUNDDOWN([.A459]+[.B459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IF([.A460]=255;255;ROUNDDOWN([.A460]+[.B460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9" calcext:value-type="float">
            <text:p>9</text:p>
          </table:table-cell>
          <table:table-cell table:formula="of:=IF([.A461]=255;255;ROUNDDOWN([.A461]+[.B461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IF([.A462]=255;255;ROUNDDOWN([.A462]+[.B46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IF([.A463]=255;255;ROUNDDOWN([.A463]+[.B463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table:formula="of:=IF([.A464]=255;255;ROUNDDOWN([.A464]+[.B464]))" office:value-type="float" office:value="-8" calcext:value-type="float">
            <text:p>-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IF([.A465]=255;255;ROUNDDOWN([.A465]+[.B465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IF([.A466]=255;255;ROUNDDOWN([.A466]+[.B466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8" calcext:value-type="float">
            <text:p>8</text:p>
          </table:table-cell>
          <table:table-cell table:formula="of:=IF([.A467]=255;255;ROUNDDOWN([.A467]+[.B467])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formula="of:=IF([.A468]=255;255;ROUNDDOWN([.A468]+[.B468]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IF([.A469]=255;255;ROUNDDOWN([.A469]+[.B469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10" calcext:value-type="float">
            <text:p>10</text:p>
          </table:table-cell>
          <table:table-cell table:formula="of:=IF([.A470]=255;255;ROUNDDOWN([.A470]+[.B470]))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formula="of:=IF([.A471]=255;255;ROUNDDOWN([.A471]+[.B471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formula="of:=IF([.A472]=255;255;ROUNDDOWN([.A472]+[.B472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473]=255;255;ROUNDDOWN([.A473]+[.B47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474]=255;255;ROUNDDOWN([.A474]+[.B474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475]=255;255;ROUNDDOWN([.A475]+[.B47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F([.A476]=255;255;ROUNDDOWN([.A476]+[.B476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IF([.A477]=255;255;ROUNDDOWN([.A477]+[.B477]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IF([.A478]=255;255;ROUNDDOWN([.A478]+[.B478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table:formula="of:=IF([.A479]=255;255;ROUNDDOWN([.A479]+[.B479]))" office:value-type="float" office:value="-7" calcext:value-type="float">
            <text:p>-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formula="of:=IF([.A480]=255;255;ROUNDDOWN([.A480]+[.B480]))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IF([.A481]=255;255;ROUNDDOWN([.A481]+[.B481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" calcext:value-type="float">
            <text:p>7</text:p>
          </table:table-cell>
          <table:table-cell table:formula="of:=IF([.A482]=255;255;ROUNDDOWN([.A482]+[.B482]))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IF([.A483]=255;255;ROUNDDOWN([.A483]+[.B483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IF([.A484]=255;255;ROUNDDOWN([.A484]+[.B484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9" calcext:value-type="float">
            <text:p>9</text:p>
          </table:table-cell>
          <table:table-cell table:formula="of:=IF([.A485]=255;255;ROUNDDOWN([.A485]+[.B485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formula="of:=IF([.A486]=255;255;ROUNDDOWN([.A486]+[.B486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IF([.A487]=255;255;ROUNDDOWN([.A487]+[.B487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9" calcext:value-type="float">
            <text:p>9</text:p>
          </table:table-cell>
          <table:table-cell table:formula="of:=IF([.A488]=255;255;ROUNDDOWN([.A488]+[.B488])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formula="of:=IF([.A489]=255;255;ROUNDDOWN([.A489]+[.B489]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IF([.A490]=255;255;ROUNDDOWN([.A490]+[.B490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9" calcext:value-type="float">
            <text:p>9</text:p>
          </table:table-cell>
          <table:table-cell table:formula="of:=IF([.A491]=255;255;ROUNDDOWN([.A491]+[.B491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IF([.A492]=255;255;ROUNDDOWN([.A492]+[.B49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IF([.A493]=255;255;ROUNDDOWN([.A493]+[.B493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9" calcext:value-type="float">
            <text:p>9</text:p>
          </table:table-cell>
          <table:table-cell table:formula="of:=IF([.A494]=255;255;ROUNDDOWN([.A494]+[.B494]))" office:value-type="float" office:value="-6" calcext:value-type="float">
            <text:p>-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formula="of:=IF([.A495]=255;255;ROUNDDOWN([.A495]+[.B495]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IF([.A496]=255;255;ROUNDDOWN([.A496]+[.B496]))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497]=255;255;ROUNDDOWN([.A497]+[.B49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498]=255;255;ROUNDDOWN([.A498]+[.B498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499]=255;255;ROUNDDOWN([.A499]+[.B49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F([.A500]=255;255;ROUNDDOWN([.A500]+[.B500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IF([.A501]=255;255;ROUNDDOWN([.A501]+[.B501]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IF([.A502]=255;255;ROUNDDOWN([.A502]+[.B50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9" calcext:value-type="float">
            <text:p>9</text:p>
          </table:table-cell>
          <table:table-cell table:formula="of:=IF([.A503]=255;255;ROUNDDOWN([.A503]+[.B503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IF([.A504]=255;255;ROUNDDOWN([.A504]+[.B504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IF([.A505]=255;255;ROUNDDOWN([.A505]+[.B505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8" calcext:value-type="float">
            <text:p>8</text:p>
          </table:table-cell>
          <table:table-cell table:formula="of:=IF([.A506]=255;255;ROUNDDOWN([.A506]+[.B506]))" office:value-type="float" office:value="-46" calcext:value-type="float">
            <text:p>-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IF([.A507]=255;255;ROUNDDOWN([.A507]+[.B507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15" calcext:value-type="float">
            <text:p>15</text:p>
          </table:table-cell>
          <table:table-cell table:formula="of:=IF([.A508]=255;255;ROUNDDOWN([.A508]+[.B508]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0" calcext:value-type="float">
            <text:p>10</text:p>
          </table:table-cell>
          <table:table-cell table:formula="of:=IF([.A509]=255;255;ROUNDDOWN([.A509]+[.B509])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IF([.A510]=255;255;ROUNDDOWN([.A510]+[.B510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IF([.A511]=255;255;ROUNDDOWN([.A511]+[.B511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9" calcext:value-type="float">
            <text:p>9</text:p>
          </table:table-cell>
          <table:table-cell table:formula="of:=IF([.A512]=255;255;ROUNDDOWN([.A512]+[.B512]))" office:value-type="float" office:value="-34" calcext:value-type="float">
            <text:p>-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IF([.A513]=255;255;ROUNDDOWN([.A513]+[.B513]))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16" calcext:value-type="float">
            <text:p>16</text:p>
          </table:table-cell>
          <table:table-cell table:formula="of:=IF([.A514]=255;255;ROUNDDOWN([.A514]+[.B514]))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7" calcext:value-type="float">
            <text:p>7</text:p>
          </table:table-cell>
          <table:table-cell table:formula="of:=IF([.A515]=255;255;ROUNDDOWN([.A515]+[.B515]))" office:value-type="float" office:value="-13" calcext:value-type="float">
            <text:p>-1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IF([.A516]=255;255;ROUNDDOWN([.A516]+[.B516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IF([.A517]=255;255;ROUNDDOWN([.A517]+[.B517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8" calcext:value-type="float">
            <text:p>8</text:p>
          </table:table-cell>
          <table:table-cell table:formula="of:=IF([.A518]=255;255;ROUNDDOWN([.A518]+[.B518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IF([.A519]=255;255;ROUNDDOWN([.A519]+[.B519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IF([.A520]=255;255;ROUNDDOWN([.A520]+[.B520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521]=255;255;ROUNDDOWN([.A521]+[.B52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522]=255;255;ROUNDDOWN([.A522]+[.B522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523]=255;255;ROUNDDOWN([.A523]+[.B52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F([.A524]=255;255;ROUNDDOWN([.A524]+[.B524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formula="of:=IF([.A525]=255;255;ROUNDDOWN([.A525]+[.B525]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IF([.A526]=255;255;ROUNDDOWN([.A526]+[.B526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9" calcext:value-type="float">
            <text:p>9</text:p>
          </table:table-cell>
          <table:table-cell table:formula="of:=IF([.A527]=255;255;ROUNDDOWN([.A527]+[.B527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IF([.A528]=255;255;ROUNDDOWN([.A528]+[.B528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IF([.A529]=255;255;ROUNDDOWN([.A529]+[.B529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  <table:table-cell table:formula="of:=IF([.A530]=255;255;ROUNDDOWN([.A530]+[.B530])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formula="of:=IF([.A531]=255;255;ROUNDDOWN([.A531]+[.B531]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IF([.A532]=255;255;ROUNDDOWN([.A532]+[.B532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9" calcext:value-type="float">
            <text:p>9</text:p>
          </table:table-cell>
          <table:table-cell table:formula="of:=IF([.A533]=255;255;ROUNDDOWN([.A533]+[.B533])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IF([.A534]=255;255;ROUNDDOWN([.A534]+[.B534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IF([.A535]=255;255;ROUNDDOWN([.A535]+[.B535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IF([.A536]=255;255;ROUNDDOWN([.A536]+[.B536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537]=255;255;ROUNDDOWN([.A537]+[.B53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table:formula="of:=IF([.A538]=255;255;ROUNDDOWN([.A538]+[.B538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539]=255;255;ROUNDDOWN([.A539]+[.B53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540]=255;255;ROUNDDOWN([.A540]+[.B540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541]=255;255;ROUNDDOWN([.A541]+[.B54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542]=255;255;ROUNDDOWN([.A542]+[.B542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543]=255;255;ROUNDDOWN([.A543]+[.B54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544]=255;255;ROUNDDOWN([.A544]+[.B544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545]=255;255;ROUNDDOWN([.A545]+[.B54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546]=255;255;ROUNDDOWN([.A546]+[.B546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547]=255;255;ROUNDDOWN([.A547]+[.B54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548]=255;255;ROUNDDOWN([.A548]+[.B548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table:formula="of:=IF([.A549]=255;255;ROUNDDOWN([.A549]+[.B54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formula="of:=IF([.A550]=255;255;ROUNDDOWN([.A550]+[.B550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551]=255;255;ROUNDDOWN([.A551]+[.B55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table:formula="of:=IF([.A552]=255;255;ROUNDDOWN([.A552]+[.B552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formula="of:=IF([.A553]=255;255;ROUNDDOWN([.A553]+[.B55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554]=255;255;ROUNDDOWN([.A554]+[.B554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555]=255;255;ROUNDDOWN([.A555]+[.B55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556]=255;255;ROUNDDOWN([.A556]+[.B556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IF([.A557]=255;255;ROUNDDOWN([.A557]+[.B55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558]=255;255;ROUNDDOWN([.A558]+[.B558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table:formula="of:=IF([.A559]=255;255;ROUNDDOWN([.A559]+[.B55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560]=255;255;ROUNDDOWN([.A560]+[.B560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561]=255;255;ROUNDDOWN([.A561]+[.B56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562]=255;255;ROUNDDOWN([.A562]+[.B562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563]=255;255;ROUNDDOWN([.A563]+[.B56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564]=255;255;ROUNDDOWN([.A564]+[.B564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565]=255;255;ROUNDDOWN([.A565]+[.B56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566]=255;255;ROUNDDOWN([.A566]+[.B566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567]=255;255;ROUNDDOWN([.A567]+[.B56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568]=255;255;ROUNDDOWN([.A568]+[.B568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IF([.A569]=255;255;ROUNDDOWN([.A569]+[.B56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570]=255;255;ROUNDDOWN([.A570]+[.B570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table:formula="of:=IF([.A571]=255;255;ROUNDDOWN([.A571]+[.B57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572]=255;255;ROUNDDOWN([.A572]+[.B572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573]=255;255;ROUNDDOWN([.A573]+[.B57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574]=255;255;ROUNDDOWN([.A574]+[.B574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575]=255;255;ROUNDDOWN([.A575]+[.B57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576]=255;255;ROUNDDOWN([.A576]+[.B576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577]=255;255;ROUNDDOWN([.A577]+[.B57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578]=255;255;ROUNDDOWN([.A578]+[.B578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579]=255;255;ROUNDDOWN([.A579]+[.B57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580]=255;255;ROUNDDOWN([.A580]+[.B580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581]=255;255;ROUNDDOWN([.A581]+[.B58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582]=255;255;ROUNDDOWN([.A582]+[.B582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583]=255;255;ROUNDDOWN([.A583]+[.B583]))" office:value-type="float" office:value="255" calcext:value-type="float">
            <text:p>25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formula="of:=IF([.A584]=255;255;ROUNDDOWN([.A584]+[.B584]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IF([.A585]=255;255;ROUNDDOWN([.A585]+[.B585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IF([.A586]=255;255;ROUNDDOWN([.A586]+[.B586]))"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formula="of:=IF([.A587]=255;255;ROUNDDOWN([.A587]+[.B587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IF([.A588]=255;255;ROUNDDOWN([.A588]+[.B588]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IF([.A589]=255;255;ROUNDDOWN([.A589]+[.B589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IF([.A590]=255;255;ROUNDDOWN([.A590]+[.B590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IF([.A591]=255;255;ROUNDDOWN([.A591]+[.B591]))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IF([.A592]=255;255;ROUNDDOWN([.A592]+[.B592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[.A593]=255;255;ROUNDDOWN([.A593]+[.B593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IF([.A594]=255;255;ROUNDDOWN([.A594]+[.B594]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IF([.A595]=255;255;ROUNDDOWN([.A595]+[.B595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F([.A596]=255;255;ROUNDDOWN([.A596]+[.B596]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table:formula="of:=IF([.A597]=255;255;ROUNDDOWN([.A597]+[.B597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IF([.A598]=255;255;ROUNDDOWN([.A598]+[.B598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F([.A599]=255;255;ROUNDDOWN([.A599]+[.B599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IF([.A600]=255;255;ROUNDDOWN([.A600]+[.B600]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IF([.A601]=255;255;ROUNDDOWN([.A601]+[.B601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table:formula="of:=IF([.A602]=255;255;ROUNDDOWN([.A602]+[.B602]))"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table:formula="of:=IF([.A603]=255;255;ROUNDDOWN([.A603]+[.B603]))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IF([.A604]=255;255;ROUNDDOWN([.A604]+[.B604]))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605]=255;255;ROUNDDOWN([.A605]+[.B60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606]=255;255;ROUNDDOWN([.A606]+[.B606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607]=255;255;ROUNDDOWN([.A607]+[.B60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table:formula="of:=IF([.A608]=255;255;ROUNDDOWN([.A608]+[.B608]))" office:value-type="float" office:value="6" calcext:value-type="float">
            <text:p>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formula="of:=IF([.A609]=255;255;ROUNDDOWN([.A609]+[.B609]))"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formula="of:=IF([.A610]=255;255;ROUNDDOWN([.A610]+[.B610]))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formula="of:=IF([.A611]=255;255;ROUNDDOWN([.A611]+[.B611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table:formula="of:=IF([.A612]=255;255;ROUNDDOWN([.A612]+[.B612]))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IF([.A613]=255;255;ROUNDDOWN([.A613]+[.B613]))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IF([.A614]=255;255;ROUNDDOWN([.A614]+[.B614]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formula="of:=IF([.A615]=255;255;ROUNDDOWN([.A615]+[.B615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IF([.A616]=255;255;ROUNDDOWN([.A616]+[.B616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F([.A617]=255;255;ROUNDDOWN([.A617]+[.B617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IF([.A618]=255;255;ROUNDDOWN([.A618]+[.B618]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IF([.A619]=255;255;ROUNDDOWN([.A619]+[.B619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[.A620]=255;255;ROUNDDOWN([.A620]+[.B620]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table:formula="of:=IF([.A621]=255;255;ROUNDDOWN([.A621]+[.B621]))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formula="of:=IF([.A622]=255;255;ROUNDDOWN([.A622]+[.B622]))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([.A623]=255;255;ROUNDDOWN([.A623]+[.B623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formula="of:=IF([.A624]=255;255;ROUNDDOWN([.A624]+[.B624]))"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formula="of:=IF([.A625]=255;255;ROUNDDOWN([.A625]+[.B625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IF([.A626]=255;255;ROUNDDOWN([.A626]+[.B626])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IF([.A627]=255;255;ROUNDDOWN([.A627]+[.B627]))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IF([.A628]=255;255;ROUNDDOWN([.A628]+[.B628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629]=255;255;ROUNDDOWN([.A629]+[.B62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630]=255;255;ROUNDDOWN([.A630]+[.B630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631]=255;255;ROUNDDOWN([.A631]+[.B63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F([.A632]=255;255;ROUNDDOWN([.A632]+[.B632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IF([.A633]=255;255;ROUNDDOWN([.A633]+[.B633]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IF([.A634]=255;255;ROUNDDOWN([.A634]+[.B634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" calcext:value-type="float">
            <text:p>7</text:p>
          </table:table-cell>
          <table:table-cell table:formula="of:=IF([.A635]=255;255;ROUNDDOWN([.A635]+[.B635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IF([.A636]=255;255;ROUNDDOWN([.A636]+[.B636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IF([.A637]=255;255;ROUNDDOWN([.A637]+[.B637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8" calcext:value-type="float">
            <text:p>8</text:p>
          </table:table-cell>
          <table:table-cell table:formula="of:=IF([.A638]=255;255;ROUNDDOWN([.A638]+[.B638]))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IF([.A639]=255;255;ROUNDDOWN([.A639]+[.B639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IF([.A640]=255;255;ROUNDDOWN([.A640]+[.B640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8" calcext:value-type="float">
            <text:p>8</text:p>
          </table:table-cell>
          <table:table-cell table:formula="of:=IF([.A641]=255;255;ROUNDDOWN([.A641]+[.B641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IF([.A642]=255;255;ROUNDDOWN([.A642]+[.B642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IF([.A643]=255;255;ROUNDDOWN([.A643]+[.B643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7" calcext:value-type="float">
            <text:p>7</text:p>
          </table:table-cell>
          <table:table-cell table:formula="of:=IF([.A644]=255;255;ROUNDDOWN([.A644]+[.B644])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IF([.A645]=255;255;ROUNDDOWN([.A645]+[.B645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IF([.A646]=255;255;ROUNDDOWN([.A646]+[.B646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9" calcext:value-type="float">
            <text:p>9</text:p>
          </table:table-cell>
          <table:table-cell table:formula="of:=IF([.A647]=255;255;ROUNDDOWN([.A647]+[.B647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formula="of:=IF([.A648]=255;255;ROUNDDOWN([.A648]+[.B648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IF([.A649]=255;255;ROUNDDOWN([.A649]+[.B649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8" calcext:value-type="float">
            <text:p>8</text:p>
          </table:table-cell>
          <table:table-cell table:formula="of:=IF([.A650]=255;255;ROUNDDOWN([.A650]+[.B650]))" office:value-type="float" office:value="-37" calcext:value-type="float">
            <text:p>-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IF([.A651]=255;255;ROUNDDOWN([.A651]+[.B651]))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table:formula="of:=IF([.A652]=255;255;ROUNDDOWN([.A652]+[.B652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653]=255;255;ROUNDDOWN([.A653]+[.B65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654]=255;255;ROUNDDOWN([.A654]+[.B654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655]=255;255;ROUNDDOWN([.A655]+[.B65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[.A656]=255;255;ROUNDDOWN([.A656]+[.B656]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IF([.A657]=255;255;ROUNDDOWN([.A657]+[.B657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IF([.A658]=255;255;ROUNDDOWN([.A658]+[.B658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  <table:table-cell table:formula="of:=IF([.A659]=255;255;ROUNDDOWN([.A659]+[.B659]))" office:value-type="float" office:value="-21" calcext:value-type="float">
            <text:p>-2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formula="of:=IF([.A660]=255;255;ROUNDDOWN([.A660]+[.B660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IF([.A661]=255;255;ROUNDDOWN([.A661]+[.B661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8" calcext:value-type="float">
            <text:p>8</text:p>
          </table:table-cell>
          <table:table-cell table:formula="of:=IF([.A662]=255;255;ROUNDDOWN([.A662]+[.B662])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IF([.A663]=255;255;ROUNDDOWN([.A663]+[.B663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IF([.A664]=255;255;ROUNDDOWN([.A664]+[.B664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7" calcext:value-type="float">
            <text:p>7</text:p>
          </table:table-cell>
          <table:table-cell table:formula="of:=IF([.A665]=255;255;ROUNDDOWN([.A665]+[.B665])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IF([.A666]=255;255;ROUNDDOWN([.A666]+[.B666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IF([.A667]=255;255;ROUNDDOWN([.A667]+[.B667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" calcext:value-type="float">
            <text:p>7</text:p>
          </table:table-cell>
          <table:table-cell table:formula="of:=IF([.A668]=255;255;ROUNDDOWN([.A668]+[.B668]))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IF([.A669]=255;255;ROUNDDOWN([.A669]+[.B669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IF([.A670]=255;255;ROUNDDOWN([.A670]+[.B670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7" calcext:value-type="float">
            <text:p>7</text:p>
          </table:table-cell>
          <table:table-cell table:formula="of:=IF([.A671]=255;255;ROUNDDOWN([.A671]+[.B671]))" office:value-type="float" office:value="-17" calcext:value-type="float">
            <text:p>-1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IF([.A672]=255;255;ROUNDDOWN([.A672]+[.B672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IF([.A673]=255;255;ROUNDDOWN([.A673]+[.B673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8" calcext:value-type="float">
            <text:p>8</text:p>
          </table:table-cell>
          <table:table-cell table:formula="of:=IF([.A674]=255;255;ROUNDDOWN([.A674]+[.B674]))" office:value-type="float" office:value="-15" calcext:value-type="float">
            <text:p>-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formula="of:=IF([.A675]=255;255;ROUNDDOWN([.A675]+[.B675]))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IF([.A676]=255;255;ROUNDDOWN([.A676]+[.B676]))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677]=255;255;ROUNDDOWN([.A677]+[.B67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678]=255;255;ROUNDDOWN([.A678]+[.B678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679]=255;255;ROUNDDOWN([.A679]+[.B67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F([.A680]=255;255;ROUNDDOWN([.A680]+[.B680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table:formula="of:=IF([.A681]=255;255;ROUNDDOWN([.A681]+[.B681])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IF([.A682]=255;255;ROUNDDOWN([.A682]+[.B682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7" calcext:value-type="float">
            <text:p>7</text:p>
          </table:table-cell>
          <table:table-cell table:formula="of:=IF([.A683]=255;255;ROUNDDOWN([.A683]+[.B683]))" office:value-type="float" office:value="-36" calcext:value-type="float">
            <text:p>-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IF([.A684]=255;255;ROUNDDOWN([.A684]+[.B684]))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IF([.A685]=255;255;ROUNDDOWN([.A685]+[.B685]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8" calcext:value-type="float">
            <text:p>8</text:p>
          </table:table-cell>
          <table:table-cell table:formula="of:=IF([.A686]=255;255;ROUNDDOWN([.A686]+[.B686]))" office:value-type="float" office:value="-9" calcext:value-type="float">
            <text:p>-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IF([.A687]=255;255;ROUNDDOWN([.A687]+[.B687]))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IF([.A688]=255;255;ROUNDDOWN([.A688]+[.B688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8" calcext:value-type="float">
            <text:p>8</text:p>
          </table:table-cell>
          <table:table-cell table:formula="of:=IF([.A689]=255;255;ROUNDDOWN([.A689]+[.B689])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IF([.A690]=255;255;ROUNDDOWN([.A690]+[.B690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IF([.A691]=255;255;ROUNDDOWN([.A691]+[.B691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9" calcext:value-type="float">
            <text:p>9</text:p>
          </table:table-cell>
          <table:table-cell table:formula="of:=IF([.A692]=255;255;ROUNDDOWN([.A692]+[.B692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formula="of:=IF([.A693]=255;255;ROUNDDOWN([.A693]+[.B693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IF([.A694]=255;255;ROUNDDOWN([.A694]+[.B694]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7" calcext:value-type="float">
            <text:p>7</text:p>
          </table:table-cell>
          <table:table-cell table:formula="of:=IF([.A695]=255;255;ROUNDDOWN([.A695]+[.B695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IF([.A696]=255;255;ROUNDDOWN([.A696]+[.B696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IF([.A697]=255;255;ROUNDDOWN([.A697]+[.B697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9" calcext:value-type="float">
            <text:p>9</text:p>
          </table:table-cell>
          <table:table-cell table:formula="of:=IF([.A698]=255;255;ROUNDDOWN([.A698]+[.B698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formula="of:=IF([.A699]=255;255;ROUNDDOWN([.A699]+[.B699]))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IF([.A700]=255;255;ROUNDDOWN([.A700]+[.B700]))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701]=255;255;ROUNDDOWN([.A701]+[.B70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702]=255;255;ROUNDDOWN([.A702]+[.B702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703]=255;255;ROUNDDOWN([.A703]+[.B70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[.A704]=255;255;ROUNDDOWN([.A704]+[.B704]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IF([.A705]=255;255;ROUNDDOWN([.A705]+[.B705]))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formula="of:=IF([.A706]=255;255;ROUNDDOWN([.A706]+[.B706]))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9" calcext:value-type="float">
            <text:p>9</text:p>
          </table:table-cell>
          <table:table-cell table:formula="of:=IF([.A707]=255;255;ROUNDDOWN([.A707]+[.B707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IF([.A708]=255;255;ROUNDDOWN([.A708]+[.B708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IF([.A709]=255;255;ROUNDDOWN([.A709]+[.B709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10" calcext:value-type="float">
            <text:p>10</text:p>
          </table:table-cell>
          <table:table-cell table:formula="of:=IF([.A710]=255;255;ROUNDDOWN([.A710]+[.B710]))" office:value-type="float" office:value="-19" calcext:value-type="float">
            <text:p>-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IF([.A711]=255;255;ROUNDDOWN([.A711]+[.B711]))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IF([.A712]=255;255;ROUNDDOWN([.A712]+[.B712])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28" calcext:value-type="float">
            <text:p>-28</text:p>
          </table:table-cell>
          <table:table-cell office:value-type="float" office:value="10" calcext:value-type="float">
            <text:p>10</text:p>
          </table:table-cell>
          <table:table-cell table:formula="of:=IF([.A713]=255;255;ROUNDDOWN([.A713]+[.B713])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formula="of:=IF([.A714]=255;255;ROUNDDOWN([.A714]+[.B714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IF([.A715]=255;255;ROUNDDOWN([.A715]+[.B715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7" calcext:value-type="float">
            <text:p>7</text:p>
          </table:table-cell>
          <table:table-cell table:formula="of:=IF([.A716]=255;255;ROUNDDOWN([.A716]+[.B716]))"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table:formula="of:=IF([.A717]=255;255;ROUNDDOWN([.A717]+[.B717]))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IF([.A718]=255;255;ROUNDDOWN([.A718]+[.B718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9" calcext:value-type="float">
            <text:p>9</text:p>
          </table:table-cell>
          <table:table-cell table:formula="of:=IF([.A719]=255;255;ROUNDDOWN([.A719]+[.B719]))" office:value-type="float" office:value="-18" calcext:value-type="float">
            <text:p>-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IF([.A720]=255;255;ROUNDDOWN([.A720]+[.B720]))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formula="of:=IF([.A721]=255;255;ROUNDDOWN([.A721]+[.B721]))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-24" calcext:value-type="float">
            <text:p>-24</text:p>
          </table:table-cell>
          <table:table-cell office:value-type="float" office:value="10" calcext:value-type="float">
            <text:p>10</text:p>
          </table:table-cell>
          <table:table-cell table:formula="of:=IF([.A722]=255;255;ROUNDDOWN([.A722]+[.B722]))" office:value-type="float" office:value="-14" calcext:value-type="float">
            <text:p>-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formula="of:=IF([.A723]=255;255;ROUNDDOWN([.A723]+[.B723]))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IF([.A724]=255;255;ROUNDDOWN([.A724]+[.B724]))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725]=255;255;ROUNDDOWN([.A725]+[.B72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726]=255;255;ROUNDDOWN([.A726]+[.B726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727]=255;255;ROUNDDOWN([.A727]+[.B72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728]=255;255;ROUNDDOWN([.A728]+[.B728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729]=255;255;ROUNDDOWN([.A729]+[.B72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730]=255;255;ROUNDDOWN([.A730]+[.B730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731]=255;255;ROUNDDOWN([.A731]+[.B73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732]=255;255;ROUNDDOWN([.A732]+[.B732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733]=255;255;ROUNDDOWN([.A733]+[.B73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734]=255;255;ROUNDDOWN([.A734]+[.B734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735]=255;255;ROUNDDOWN([.A735]+[.B73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736]=255;255;ROUNDDOWN([.A736]+[.B736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IF([.A737]=255;255;ROUNDDOWN([.A737]+[.B73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738]=255;255;ROUNDDOWN([.A738]+[.B738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table:formula="of:=IF([.A739]=255;255;ROUNDDOWN([.A739]+[.B73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740]=255;255;ROUNDDOWN([.A740]+[.B740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741]=255;255;ROUNDDOWN([.A741]+[.B74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742]=255;255;ROUNDDOWN([.A742]+[.B742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743]=255;255;ROUNDDOWN([.A743]+[.B74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744]=255;255;ROUNDDOWN([.A744]+[.B744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745]=255;255;ROUNDDOWN([.A745]+[.B74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746]=255;255;ROUNDDOWN([.A746]+[.B746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table:formula="of:=IF([.A747]=255;255;ROUNDDOWN([.A747]+[.B74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formula="of:=IF([.A748]=255;255;ROUNDDOWN([.A748]+[.B748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749]=255;255;ROUNDDOWN([.A749]+[.B74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750]=255;255;ROUNDDOWN([.A750]+[.B750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751]=255;255;ROUNDDOWN([.A751]+[.B75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752]=255;255;ROUNDDOWN([.A752]+[.B752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753]=255;255;ROUNDDOWN([.A753]+[.B75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754]=255;255;ROUNDDOWN([.A754]+[.B754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IF([.A755]=255;255;ROUNDDOWN([.A755]+[.B75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756]=255;255;ROUNDDOWN([.A756]+[.B756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table:formula="of:=IF([.A757]=255;255;ROUNDDOWN([.A757]+[.B75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758]=255;255;ROUNDDOWN([.A758]+[.B758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759]=255;255;ROUNDDOWN([.A759]+[.B75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760]=255;255;ROUNDDOWN([.A760]+[.B760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IF([.A761]=255;255;ROUNDDOWN([.A761]+[.B76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762]=255;255;ROUNDDOWN([.A762]+[.B762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table:formula="of:=IF([.A763]=255;255;ROUNDDOWN([.A763]+[.B76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764]=255;255;ROUNDDOWN([.A764]+[.B764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" calcext:value-type="float">
            <text:p>11</text:p>
          </table:table-cell>
          <table:table-cell table:formula="of:=IF([.A765]=255;255;ROUNDDOWN([.A765]+[.B765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" calcext:value-type="float">
            <text:p>16</text:p>
          </table:table-cell>
          <table:table-cell table:formula="of:=IF([.A766]=255;255;ROUNDDOWN([.A766]+[.B766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767]=255;255;ROUNDDOWN([.A767]+[.B767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768]=255;255;ROUNDDOWN([.A768]+[.B768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769]=255;255;ROUNDDOWN([.A769]+[.B769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" calcext:value-type="float">
            <text:p>8</text:p>
          </table:table-cell>
          <table:table-cell table:formula="of:=IF([.A770]=255;255;ROUNDDOWN([.A770]+[.B770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formula="of:=IF([.A771]=255;255;ROUNDDOWN([.A771]+[.B771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formula="of:=IF([.A772]=255;255;ROUNDDOWN([.A772]+[.B772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" calcext:value-type="float">
            <text:p>7</text:p>
          </table:table-cell>
          <table:table-cell table:formula="of:=IF([.A773]=255;255;ROUNDDOWN([.A773]+[.B773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" calcext:value-type="float">
            <text:p>9</text:p>
          </table:table-cell>
          <table:table-cell table:formula="of:=IF([.A774]=255;255;ROUNDDOWN([.A774]+[.B774]))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" calcext:value-type="float">
            <text:p>14</text:p>
          </table:table-cell>
          <table:table-cell table:formula="of:=IF([.A775]=255;255;ROUNDDOWN([.A775]+[.B775]))"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9T10:56:49.100074765</meta:creation-date>
    <dc:date>2023-02-09T11:46:17.674484531</dc:date>
    <meta:editing-duration>PT8M40S</meta:editing-duration>
    <meta:editing-cycles>1</meta:editing-cycles>
    <meta:document-statistic meta:table-count="1" meta:cell-count="2311" meta:object-count="0"/>
    <meta:generator>LibreOffice/7.3.7.2$Linux_X86_64 LibreOffice_project/30$Build-2</meta:generator>
  </office:meta>
</office:document-meta>
</file>